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4.79cm" fo:margin-left="0.963cm" table:align="left"/>
    </style:style>
    <style:style style:name="Table1.A" style:family="table-column">
      <style:table-column-properties style:column-width="7.541cm"/>
    </style:style>
    <style:style style:name="Table1.B" style:family="table-column">
      <style:table-column-properties style:column-width="7.2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e1d56" officeooo:paragraph-rsid="001e1d56"/>
    </style:style>
    <style:style style:name="P2" style:family="paragraph" style:parent-style-name="Standard">
      <style:text-properties officeooo:rsid="001e4159" officeooo:paragraph-rsid="001e4159"/>
    </style:style>
    <style:style style:name="P3" style:family="paragraph" style:parent-style-name="Standard">
      <style:text-properties officeooo:rsid="001f09ea" officeooo:paragraph-rsid="001f09ea"/>
    </style:style>
    <style:style style:name="P4" style:family="paragraph" style:parent-style-name="Standard">
      <style:text-properties officeooo:rsid="001f09ea" officeooo:paragraph-rsid="0020c64d"/>
    </style:style>
    <style:style style:name="P5" style:family="paragraph" style:parent-style-name="Standard">
      <style:text-properties officeooo:rsid="0020c64d" officeooo:paragraph-rsid="0020c64d"/>
    </style:style>
    <style:style style:name="P6" style:family="paragraph" style:parent-style-name="Standard">
      <style:text-properties fo:font-weight="bold" officeooo:rsid="001f09ea" officeooo:paragraph-rsid="0020c64d" style:font-weight-asian="bold" style:font-weight-complex="bold"/>
    </style:style>
    <style:style style:name="P7" style:family="paragraph" style:parent-style-name="Standard">
      <style:text-properties fo:font-weight="bold" officeooo:rsid="0020c64d" officeooo:paragraph-rsid="0020c64d" style:font-weight-asian="bold" style:font-weight-complex="bold"/>
    </style:style>
    <style:style style:name="P8" style:family="paragraph" style:parent-style-name="Standard">
      <style:text-properties fo:font-weight="bold" officeooo:rsid="00244731" officeooo:paragraph-rsid="00244731" style:font-weight-asian="bold" style:font-weight-complex="bold"/>
    </style:style>
    <style:style style:name="P9" style:family="paragraph" style:parent-style-name="Standard">
      <style:text-properties fo:font-weight="bold" officeooo:rsid="001e4159" officeooo:paragraph-rsid="001e4159" style:font-weight-asian="bold" style:font-weight-complex="bold"/>
    </style:style>
    <style:style style:name="P10" style:family="paragraph" style:parent-style-name="Standard">
      <style:text-properties fo:font-weight="normal" officeooo:rsid="0020c64d" officeooo:paragraph-rsid="0020c64d" style:font-weight-asian="normal" style:font-weight-complex="normal"/>
    </style:style>
    <style:style style:name="P11" style:family="paragraph" style:parent-style-name="Standard">
      <style:text-properties fo:font-weight="normal" officeooo:rsid="0020c64d" officeooo:paragraph-rsid="0020fee1" style:font-weight-asian="normal" style:font-weight-complex="normal"/>
    </style:style>
    <style:style style:name="P12" style:family="paragraph" style:parent-style-name="Standard">
      <style:text-properties fo:font-weight="normal" officeooo:rsid="0020fee1" officeooo:paragraph-rsid="0020fee1" style:font-weight-asian="normal" style:font-weight-complex="normal"/>
    </style:style>
    <style:style style:name="P13" style:family="paragraph" style:parent-style-name="Standard">
      <style:text-properties fo:color="#000099" fo:font-weight="normal" officeooo:rsid="0020c64d" officeooo:paragraph-rsid="0020fee1" style:font-weight-asian="normal" style:font-weight-complex="normal"/>
    </style:style>
    <style:style style:name="P14" style:family="paragraph" style:parent-style-name="Standard">
      <style:text-properties style:text-position="0% 100%" fo:font-size="20pt" officeooo:rsid="001e1d56" officeooo:paragraph-rsid="001e1d56"/>
    </style:style>
    <style:style style:name="P15" style:family="paragraph" style:parent-style-name="Standard">
      <style:text-properties style:text-position="0% 100%" fo:font-size="20pt" fo:font-weight="bold" officeooo:rsid="001e1d56" officeooo:paragraph-rsid="001e1d56" style:font-weight-asian="bold" style:font-weight-complex="bold"/>
    </style:style>
    <style:style style:name="P16" style:family="paragraph" style:parent-style-name="Standard">
      <style:text-properties fo:font-size="14pt" fo:font-weight="bold" officeooo:rsid="001f09ea" officeooo:paragraph-rsid="001f09ea" style:font-weight-asian="bold" style:font-weight-complex="bold"/>
    </style:style>
    <style:style style:name="P17" style:family="paragraph" style:parent-style-name="Table_20_Contents">
      <style:paragraph-properties fo:text-align="center" style:justify-single-word="false"/>
      <style:text-properties fo:font-weight="bold" officeooo:rsid="00242a7d" officeooo:paragraph-rsid="00242a7d" style:font-weight-asian="bold" style:font-weight-complex="bold"/>
    </style:style>
    <style:style style:name="P18" style:family="paragraph" style:parent-style-name="Table_20_Contents">
      <style:paragraph-properties fo:text-align="center" style:justify-single-word="false"/>
      <style:text-properties officeooo:rsid="00242a7d" officeooo:paragraph-rsid="00242a7d"/>
    </style:style>
    <style:style style:name="P19" style:family="paragraph" style:parent-style-name="Table_20_Contents">
      <style:paragraph-properties fo:text-align="center" style:justify-single-word="false"/>
      <style:text-properties fo:font-weight="normal" officeooo:rsid="00242a7d" officeooo:paragraph-rsid="00242a7d" style:font-weight-asian="normal" style:font-weight-complex="normal"/>
    </style:style>
    <style:style style:name="T1" style:family="text">
      <style:text-properties officeooo:rsid="001e4159"/>
    </style:style>
    <style:style style:name="T2" style:family="text">
      <style:text-properties officeooo:rsid="001f09ea"/>
    </style:style>
    <style:style style:name="T3" style:family="text">
      <style:text-properties style:font-name="Nimbus Mono L"/>
    </style:style>
    <style:style style:name="T4" style:family="text">
      <style:text-properties officeooo:rsid="0020c64d"/>
    </style:style>
    <style:style style:name="T5" style:family="text">
      <style:text-properties fo:font-weight="bold" style:font-weight-asian="bold" style:font-weight-complex="bold"/>
    </style:style>
    <style:style style:name="T6" style:family="text">
      <style:text-properties fo:font-weight="bold" officeooo:rsid="0020c64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20fee1"/>
    </style:style>
    <style:style style:name="T9" style:family="text">
      <style:text-properties fo:font-style="italic" fo:font-weight="bold" officeooo:rsid="0020fee1" style:font-style-asian="italic" style:font-weight-asian="bold" style:font-style-complex="italic" style:font-weight-complex="bold"/>
    </style:style>
    <style:style style:name="T10" style:family="text">
      <style:text-properties officeooo:rsid="0022ac2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User manual for <text:span text:style-name="T1">`fireup`</text:span>.</text:p>
      <text:p text:style-name="P14"/>
      <text:p text:style-name="P1"/>
      <text:p text:style-name="P9">Need for `fireup`.</text:p>
      <text:p text:style-name="P2"><text:tab/>The SE system we were developing was distributed and someone was needed for managing processes in the machines that were involved. The human operators are one of the inefficient way doing it as it requires to remember a lot of commands and arguments which is quite difficult. In the way to ease this process we developed a standalone application called `Fireup` <text:span text:style-name="T2">in Java</text:span>.</text:p>
      <text:p text:style-name="P1"/>
      <text:p text:style-name="P1">`Fireup` is an application used as a proxy to human operator for our SE system. It provides a programmable interface to manage processes in the machines that it runs (ofcourse with some privilages). <text:span text:style-name="T1">`Fireup` also provides the GUI to allow user to manually operate it. </text:span></text:p>
      <text:p text:style-name="P1"/>
      <text:p text:style-name="P1"/>
      <text:p text:style-name="P16">Prerequisites.</text:p>
      <text:p text:style-name="P3">1. Java</text:p>
      <text:p text:style-name="P1"/>
      <text:p text:style-name="P16">How to use.</text:p>
      <text:p text:style-name="P16"/>
      <text:p text:style-name="P6">1. <text:span text:style-name="T4">Booting up</text:span></text:p>
      <text:p text:style-name="P4"><text:span text:style-name="T6"><text:s text:c="4"/></text:span>Just run the command to start `fireup` from your commandline.</text:p>
      <text:p text:style-name="P3"><text:span text:style-name="T3"><text:tab/>java -jar `fireup`.jar</text:span></text:p>
      <text:p text:style-name="P3"><text:span text:style-name="T3"/></text:p>
      <text:p text:style-name="P6">2. <text:span text:style-name="T4">Running programs:</text:span></text:p>
      <text:p text:style-name="P4"><text:span text:style-name="T6"><text:s text:c="4"/></text:span>After start you can run the programs of your choice in your local machine by specifying them in the textbox `executable` with conmmandline arguments in the `cmd args` textbox. [ofcourse hit Run]. <text:span text:style-name="T4">First thing in SE you wish to run is your master. So choose the application and run it with the required args.</text:span></text:p>
      <text:p text:style-name="P3"/>
      <text:p text:style-name="P7">3. Registering to a master.</text:p>
      <text:p text:style-name="P5"><text:span text:style-name="T5"><text:s text:c="4"/></text:span><text:span text:style-name="T7">`Fireup` support a protocol where you can register your machine as a slave to master machine. By which you give previlages to the master to run commands on that machine. The registration process is manual hence you need to know the hostname/ip and port on which master is running. Enter the fields and hit enter.</text:span></text:p>
      <text:p text:style-name="P5"><text:span text:style-name="T7"/></text:p>
      <text:p text:style-name="P7">4. Whoa! You are ready to acccept commands.</text:p>
      <text:p text:style-name="P5"><text:span text:style-name="T7"><text:s text:c="4"/>Now your `fireup` is up and running and your master can specify commands to execut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6">The programming interface.</text:p>
      <text:p text:style-name="P16"/>
      <text:p text:style-name="P10"><text:tab/>The `fireup` provides a simple programming interface where a master can specify commands to execute on the machine. This requires the `fireup` to be registered to the master which is done done in previsous step.</text:p>
      <text:p text:style-name="P10"/>
      <text:p text:style-name="P13"><text:span text:style-name="T8">The `fireup` uses </text:span><text:span text:style-name="T9">json</text:span><text:span text:style-name="T8"> as a standard to communicate as it’s easy to read and understand. The fields of the protocol is given in below table.</text:span></text:p>
      <text:p text:style-name="P10"/>
      <text:p text:style-name="P11">1. <text:span text:style-name="T8">Connect request.</text:span></text:p>
      <text:p text:style-name="P11"><text:span text:style-name="T8"><text:tab/>The connect request is sent by the `fireup` to the master with the the hostname/ip and port on which `fireup` is listening. You need these to communicate with `fireup`, so better save them. This request also sends you a `key` which is used for security purposes. You need to save this as you are supposed to send this key in next communications with `fireup`.</text:span></text:p>
      <text:p text:style-name="P11"/>
      <text:p text:style-name="P12">2. <text:span text:style-name="T10">Commands</text:span></text:p>
      <text:p text:style-name="P12"><text:tab/><text:span text:style-name="T10">The commands are sent by the master to `fireup` to execute. This includes 4 important fields </text:span></text:p>
      <text:p text:style-name="P12"><text:tab/><text:span text:style-name="T10">a. Key<text:tab/><text:tab/><text:tab/>//secret key given to you</text:span></text:p>
      <text:p text:style-name="P12"><text:tab/><text:span text:style-name="T10">b. Command<text:tab/><text:tab/>//one of the commands described below.</text:span></text:p>
      <text:p text:style-name="P12"><text:tab/><text:span text:style-name="T10">c. Executable<text:tab/><text:tab/>//executable file name/path.</text:span></text:p>
      <text:p text:style-name="P12"><text:span text:style-name="T10"><text:tab/>d. Arguments<text:tab/><text:tab/>//arguments to the executable.</text:span></text:p>
      <text:p text:style-name="P12"/>
      <text:p text:style-name="P12"/>
      <text:p text:style-name="P8">Fields in the PDU.</text:p>
      <text:p text:style-name="P12"/>
      <table:table table:name="Table1" table:style-name="Table1">
        <table:table-column table:style-name="Table1.A"/>
        <table:table-column table:style-name="Table1.B"/>
        <table:table-row>
          <table:table-cell table:style-name="Table1.A1" office:value-type="string">
            <text:p text:style-name="P17">Field</text:p>
          </table:table-cell>
          <table:table-cell table:style-name="Table1.B1" office:value-type="string">
            <text:p text:style-name="P17">Possible Values</text:p>
          </table:table-cell>
        </table:table-row>
        <table:table-row>
          <table:table-cell table:style-name="Table1.A2" office:value-type="string">
            <text:p text:style-name="P18">Key*</text:p>
          </table:table-cell>
          <table:table-cell table:style-name="Table1.B2" office:value-type="string">
            <text:p text:style-name="P19">A number 65536</text:p>
          </table:table-cell>
        </table:table-row>
        <table:table-row>
          <table:table-cell table:style-name="Table1.A2" office:value-type="string">
            <text:p text:style-name="P18">Command</text:p>
          </table:table-cell>
          <table:table-cell table:style-name="Table1.B2" office:value-type="string">
            <text:p text:style-name="P18">CREATE, KILL,CONNECT</text:p>
          </table:table-cell>
        </table:table-row>
        <table:table-row>
          <table:table-cell table:style-name="Table1.A2" office:value-type="string">
            <text:p text:style-name="P18">Executable</text:p>
          </table:table-cell>
          <table:table-cell table:style-name="Table1.B2" office:value-type="string">
            <text:p text:style-name="P18">A valid executable file path</text:p>
          </table:table-cell>
        </table:table-row>
        <table:table-row>
          <table:table-cell table:style-name="Table1.A2" office:value-type="string">
            <text:p text:style-name="P18">Argument</text:p>
          </table:table-cell>
          <table:table-cell table:style-name="Table1.B2" office:value-type="string">
            <text:p text:style-name="P18">A string of arguments</text:p>
          </table:table-cell>
        </table:table-row>
        <table:table-row>
          <table:table-cell table:style-name="Table1.A2" office:value-type="string">
            <text:p text:style-name="P18">Host</text:p>
          </table:table-cell>
          <table:table-cell table:style-name="Table1.B2" office:value-type="string">
            <text:p text:style-name="P18">Host on which `fireup` is running</text:p>
          </table:table-cell>
        </table:table-row>
        <table:table-row>
          <table:table-cell table:style-name="Table1.A2" office:value-type="string">
            <text:p text:style-name="P18">Port</text:p>
          </table:table-cell>
          <table:table-cell table:style-name="Table1.B2" office:value-type="string">
            <text:p text:style-name="P18">Port on which `fireup` is listening.</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0T10:55:27.876371434</meta:creation-date>
    <dc:date>2017-11-20T11:35:44.909792798</dc:date>
    <meta:editing-duration>PT40M13S</meta:editing-duration>
    <meta:editing-cycles>10</meta:editing-cycles>
    <meta:generator>LibreOffice/5.1.4.2$Linux_X86_64 LibreOffice_project/10m0$Build-2</meta:generator>
    <meta:document-statistic meta:table-count="1" meta:image-count="0" meta:object-count="0" meta:page-count="2" meta:paragraph-count="42" meta:word-count="491" meta:character-count="2883" meta:non-whitespace-character-count="2402"/>
  </office:meta>
</office:document-meta>
</file>